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Rubik" svg:font-family="Rubik"/>
    <style:font-face style:name="StarSymbol" svg:font-family="Star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.194cm" fo:margin-left="-0.132cm" table:align="left" style:writing-mode="lr-tb"/>
    </style:style>
    <style:style style:name="Tableau2.A" style:family="table-column">
      <style:table-column-properties style:column-width="4.299cm"/>
    </style:style>
    <style:style style:name="Tableau2.1" style:family="table-row">
      <style:table-row-properties style:min-row-height="1.217cm" fo:keep-together="auto"/>
    </style:style>
    <style:style style:name="Tableau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.2" style:family="table-row">
      <style:table-row-properties style:min-row-height="1.492cm" fo:keep-together="auto"/>
    </style:style>
    <style:style style:name="P1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0pt" style:font-size-asian="10pt" style:font-size-complex="10pt"/>
    </style:style>
    <style:style style:name="P2" style:family="paragraph" style:parent-style-name="UrbanBody">
      <style:paragraph-properties fo:margin-top="0cm" fo:margin-bottom="0cm" loext:contextual-spacing="false" fo:text-align="start" style:justify-single-word="false"/>
      <style:text-properties style:font-name="Arial" fo:font-size="10pt" officeooo:paragraph-rsid="0018a05b" style:font-size-asian="10pt" style:font-size-complex="10pt"/>
    </style:style>
    <style:style style:name="P3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1pt" officeooo:rsid="0020eb3a" officeooo:paragraph-rsid="002d6398" style:font-size-asian="11pt" style:font-size-complex="11pt"/>
    </style:style>
    <style:style style:name="P4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1pt" officeooo:rsid="002d6398" officeooo:paragraph-rsid="002d6398" style:font-size-asian="11pt" style:font-size-complex="11pt"/>
    </style:style>
    <style:style style:name="P5" style:family="paragraph" style:parent-style-name="UrbanBody">
      <style:paragraph-properties fo:margin-top="0cm" fo:margin-bottom="0cm" loext:contextual-spacing="false" fo:text-align="start" style:justify-single-word="false"/>
      <style:text-properties style:font-name="Arial" fo:font-size="11pt" officeooo:paragraph-rsid="0039cbe2" style:font-size-asian="11pt" style:font-size-complex="11pt"/>
    </style:style>
    <style:style style:name="P6" style:family="paragraph" style:parent-style-name="UrbanBody">
      <style:paragraph-properties fo:margin-top="0cm" fo:margin-bottom="0cm" loext:contextual-spacing="false" fo:text-align="start" style:justify-single-word="false"/>
      <style:text-properties style:font-name="Arial" fo:font-size="11pt" officeooo:rsid="0038bac9" officeooo:paragraph-rsid="0038bac9" style:font-size-asian="11pt" style:font-size-complex="11pt"/>
    </style:style>
    <style:style style:name="P7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1pt" fo:font-weight="normal" officeooo:rsid="0016c3f7" officeooo:paragraph-rsid="00186935" style:font-size-asian="11pt" style:font-weight-asian="normal" style:font-name-complex="Arial" style:font-size-complex="11pt" style:font-weight-complex="normal"/>
    </style:style>
    <style:style style:name="P8" style:family="paragraph" style:parent-style-name="UrbanBody">
      <style:paragraph-properties fo:margin-top="0cm" fo:margin-bottom="0cm" loext:contextual-spacing="false" fo:text-align="justify" style:justify-single-word="false"/>
      <style:text-properties fo:color="#111111" style:font-name="Arial" fo:font-size="11pt" officeooo:rsid="0024ef65" officeooo:paragraph-rsid="002d6398" style:font-size-asian="11pt" style:font-name-complex="Arial" style:font-size-complex="11pt"/>
    </style:style>
    <style:style style:name="P9" style:family="paragraph" style:parent-style-name="UrbanTitle">
      <style:paragraph-properties fo:margin-top="0cm" fo:margin-bottom="0cm" loext:contextual-spacing="false" fo:text-align="start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UrbanTitle">
      <style:paragraph-properties fo:margin-top="0cm" fo:margin-bottom="0cm" loext:contextual-spacing="false" fo:text-align="start" style:justify-single-word="false"/>
      <style:text-properties style:font-name="Arial" fo:font-size="10pt" style:font-size-asian="10pt" style:font-size-complex="10pt"/>
    </style:style>
    <style:style style:name="P11" style:family="paragraph" style:parent-style-name="UrbanTitle">
      <style:paragraph-properties fo:margin-top="0cm" fo:margin-bottom="0cm" loext:contextual-spacing="false"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12" style:family="paragraph" style:parent-style-name="UrbanTitle">
      <style:paragraph-properties fo:margin-top="0cm" fo:margin-bottom="0cm" loext:contextual-spacing="false" fo:text-align="start" style:justify-single-word="false"/>
      <style:text-properties fo:text-transform="uppercase" style:font-name="Arial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1pt" fo:font-weight="normal" officeooo:rsid="0016c3f7" officeooo:paragraph-rsid="00186935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cm" fo:margin-bottom="0cm" loext:contextual-spacing="false" style:line-height-at-least="0.176cm" fo:text-align="center" style:justify-single-word="false"/>
      <style:text-properties style:font-name="Rubik" fo:font-size="15pt" officeooo:paragraph-rsid="003ef27d" style:font-size-asian="15pt" style:font-name-complex="Rubik" style:font-size-complex="15pt"/>
    </style:style>
    <style:style style:name="P16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rial" fo:font-size="11pt" fo:font-weight="normal" officeooo:rsid="0016c3f7" officeooo:paragraph-rsid="001bb43e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8" style:family="paragraph" style:parent-style-name="Preformatted_20_Text">
      <style:paragraph-properties fo:text-align="justify" style:justify-single-word="false"/>
      <style:text-properties style:font-name="Arial" fo:font-size="10pt" officeooo:paragraph-rsid="00186935" style:font-size-asian="10pt" style:font-name-complex="Arial" style:font-size-complex="10pt"/>
    </style:style>
    <style:style style:name="P19" style:family="paragraph" style:parent-style-name="Preformatted_20_Text">
      <style:paragraph-properties fo:text-align="justify" style:justify-single-word="false"/>
      <style:text-properties style:font-name="Arial" fo:font-size="11pt" officeooo:paragraph-rsid="00186935" style:font-size-asian="11pt" style:font-name-complex="Arial" style:font-size-complex="11pt"/>
    </style:style>
    <style:style style:name="P20" style:family="paragraph" style:parent-style-name="Preformatted_20_Text">
      <style:paragraph-properties fo:text-align="start" style:justify-single-word="false"/>
      <style:text-properties style:font-name="Arial" fo:font-size="11pt" officeooo:paragraph-rsid="005139cf" style:font-size-asian="11pt" style:font-size-complex="11pt"/>
    </style:style>
    <style:style style:name="P21" style:family="paragraph" style:parent-style-name="Preformatted_20_Text">
      <style:paragraph-properties fo:text-align="start" style:justify-single-word="false"/>
      <style:text-properties style:font-name="Arial" fo:font-size="11pt" officeooo:paragraph-rsid="00535cd0" style:font-size-asian="11pt" style:font-size-complex="11pt"/>
    </style:style>
    <style:style style:name="P22" style:family="paragraph" style:parent-style-name="Preformatted_20_Text">
      <style:paragraph-properties fo:text-align="start" style:justify-single-word="false"/>
      <style:text-properties style:font-name="Arial" fo:font-size="11pt" officeooo:paragraph-rsid="0055c485" style:font-size-asian="11pt" style:font-size-complex="11pt"/>
    </style:style>
    <style:style style:name="P23" style:family="paragraph" style:parent-style-name="Preformatted_20_Text">
      <style:paragraph-properties fo:text-align="start" style:justify-single-word="false"/>
      <style:text-properties style:font-name="Arial" fo:font-size="11pt" fo:font-weight="normal" officeooo:rsid="0024ef65" officeooo:paragraph-rsid="001f4b30" style:font-size-asian="11pt" style:font-weight-asian="normal" style:font-name-complex="Arial" style:font-size-complex="11pt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fo:color="#ff3333" style:font-name="Arial" fo:font-size="11pt" fo:font-style="normal" style:text-underline-style="solid" style:text-underline-width="auto" style:text-underline-color="font-color" fo:font-weight="bold" officeooo:rsid="00230ea8" officeooo:paragraph-rsid="00535cd0" fo:background-color="#fff200" style:font-size-asian="11pt" style:font-style-asian="normal" style:font-weight-asian="bold" style:font-name-complex="Arial" style:font-size-complex="11pt" style:font-weight-complex="bold"/>
    </style:style>
    <style:style style:name="P25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language="fr" fo:country="FR" fo:font-weight="normal" officeooo:paragraph-rsid="0020eb3a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fo:color="#ff3333" style:font-name="Arial" fo:font-size="10pt" fo:language="fr" fo:country="FR" officeooo:rsid="002d6398" officeooo:paragraph-rsid="002d6398" fo:background-color="#fff200" style:font-size-asian="10pt" style:font-size-complex="10pt"/>
    </style:style>
    <style:style style:name="P27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fo:color="#ff3333" style:font-name="Arial" fo:font-size="10pt" fo:language="fr" fo:country="FR" style:text-underline-style="none" officeooo:rsid="002d6398" officeooo:paragraph-rsid="002d6398" fo:background-color="#ffff00" style:font-size-asian="10pt" style:font-size-complex="10pt"/>
    </style:style>
    <style:style style:name="P28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20eb3a" fo:background-color="transparent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use-window-font-color="true" style:font-name="Arial" fo:font-size="10pt" fo:language="fr" fo:country="FR" fo:font-weight="bold" officeooo:paragraph-rsid="0020eb3a" fo:background-color="transparent" style:font-size-asian="10pt" style:font-size-complex="10pt"/>
    </style:style>
    <style:style style:name="P30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officeooo:paragraph-rsid="002d6398"/>
    </style:style>
    <style:style style:name="P31" style:family="paragraph" style:parent-style-name="Standard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font-weight="bold" officeooo:paragraph-rsid="0020eb3a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font-weight="normal" officeooo:paragraph-rsid="0020eb3a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font-weight="normal" officeooo:paragraph-rsid="0020eb3a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Arial" fo:font-size="11pt" officeooo:rsid="0016c3f7" officeooo:paragraph-rsid="0020eb3a" style:font-size-asian="11pt" style:font-size-complex="11pt"/>
    </style:style>
    <style:style style:name="P35" style:family="paragraph" style:parent-style-name="Urban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Arial" fo:font-size="11pt" officeooo:paragraph-rsid="0020eb3a" style:font-size-asian="11pt" style:font-size-complex="11pt"/>
    </style:style>
    <style:style style:name="P3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writing-mode="lr-tb"/>
      <style:text-properties style:font-name="Arial" fo:font-size="11pt" fo:language="fr" fo:country="FR" fo:font-weight="normal" officeooo:rsid="0024ef65" officeooo:paragraph-rsid="0020eb3a" style:font-size-asian="11pt" style:font-weight-asian="normal" style:font-name-complex="Arial" style:font-size-complex="11pt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officeooo:paragraph-rsid="0020eb3a" style:font-size-asian="11pt" style:font-size-complex="11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officeooo:paragraph-rsid="0022f8f1" style:font-size-asian="11pt" style:font-size-complex="11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style:text-underline-style="none" fo:font-weight="normal" officeooo:rsid="0016c3f7" officeooo:paragraph-rsid="0020eb3a" style:font-size-asian="11pt" style:font-weight-asian="normal" style:font-name-complex="Arial" style:font-size-complex="11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style:text-underline-style="none" fo:font-weight="normal" officeooo:rsid="0016c3f7" officeooo:paragraph-rsid="0022e82c" style:font-size-asian="11pt" style:font-weight-asian="normal" style:font-name-complex="Arial" style:font-size-complex="11pt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fo:font-weight="normal" officeooo:rsid="0024ef65" officeooo:paragraph-rsid="0022e82c" style:font-size-asian="11pt" style:font-weight-asian="normal" style:font-name-complex="Arial" style:font-size-complex="11pt" style:font-weight-complex="normal"/>
    </style:style>
    <style:style style:name="P42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fo:font-weight="normal" officeooo:rsid="0016c3f7" officeooo:paragraph-rsid="0020eb3a" style:font-size-asian="11pt" style:font-weight-asian="normal" style:font-size-complex="11pt" style:font-weight-complex="normal"/>
    </style:style>
    <style:style style:name="P43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style:text-underline-style="none" fo:font-weight="normal" officeooo:rsid="0016c3f7" officeooo:paragraph-rsid="0022e82c" style:font-size-asian="11pt" style:font-weight-asian="normal" style:font-name-complex="Arial" style:font-size-complex="11pt" style:font-weight-complex="normal"/>
    </style:style>
    <style:style style:name="P44" style:family="paragraph" style:parent-style-name="Heading_20_4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font-weight="bold" officeooo:paragraph-rsid="0020eb3a" style:font-size-asian="10pt" style:font-weight-asian="bold" style:font-size-complex="10pt" style:font-weight-complex="bold"/>
    </style:style>
    <style:style style:name="P45" style:family="paragraph" style:parent-style-name="Heading_20_4">
      <style:paragraph-properties fo:margin-left="-0.042cm" fo:margin-right="-0.021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font-weight="bold" officeooo:paragraph-rsid="0020eb3a" style:font-size-asian="10pt" style:font-weight-asian="bold" style:font-size-complex="10pt" style:font-weight-complex="bold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text-underline-style="solid" style:text-underline-width="auto" style:text-underline-color="font-color" fo:font-weight="normal" officeooo:rsid="0024ef65" style:font-style-asian="normal" style:font-weight-asian="normal" style:font-name-complex="Arial"/>
    </style:style>
    <style:style style:name="T2" style:family="text">
      <style:text-properties fo:font-style="normal" style:text-underline-style="none" fo:font-weight="bold" fo:background-color="transparent" loext:char-shading-value="0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text-underline-style="none" fo:font-weight="normal" officeooo:rsid="001dc90b" style:font-style-asian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2e82c" style:font-weight-asian="normal" style:font-weight-complex="normal"/>
    </style:style>
    <style:style style:name="T7" style:family="text">
      <style:text-properties fo:font-weight="normal" officeooo:rsid="0033d800" style:font-weight-asian="normal" style:font-weight-complex="normal"/>
    </style:style>
    <style:style style:name="T8" style:family="text">
      <style:text-properties fo:font-weight="normal" officeooo:rsid="00358cac" style:font-weight-asian="normal" style:font-weight-complex="normal"/>
    </style:style>
    <style:style style:name="T9" style:family="text">
      <style:text-properties fo:font-weight="normal" style:font-weight-asian="normal" style:font-name-complex="Arial" style:font-weight-complex="normal"/>
    </style:style>
    <style:style style:name="T10" style:family="text">
      <style:text-properties fo:font-weight="normal" officeooo:rsid="0024ef65" style:font-weight-asian="normal" style:font-name-complex="Arial" style:font-weight-complex="normal"/>
    </style:style>
    <style:style style:name="T11" style:family="text">
      <style:text-properties fo:font-weight="normal" officeooo:rsid="00230ea8" style:font-weight-asian="normal" style:font-name-complex="Arial" style:font-weight-complex="normal"/>
    </style:style>
    <style:style style:name="T12" style:family="text">
      <style:text-properties fo:font-weight="normal" officeooo:rsid="0016c3f7" style:font-weight-asian="normal" style:font-name-complex="Arial" style:font-weight-complex="normal"/>
    </style:style>
    <style:style style:name="T13" style:family="text">
      <style:text-properties fo:font-weight="bold" officeooo:rsid="00230ea8" style:font-weight-asian="bold" style:font-name-complex="Arial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4ef65" style:font-weight-asian="normal" style:font-name-complex="Arial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officeooo:rsid="0024ef65" style:font-name-complex="Arial"/>
    </style:style>
    <style:style style:name="T18" style:family="text">
      <style:text-properties style:text-underline-style="solid" style:text-underline-width="auto" style:text-underline-color="font-color" fo:font-weight="bold" officeooo:rsid="0016c3f7" style:font-name-complex="Arial"/>
    </style:style>
    <style:style style:name="T19" style:family="text">
      <style:text-properties style:text-underline-style="solid" style:text-underline-width="auto" style:text-underline-color="font-color" fo:font-weight="bold" officeooo:rsid="0049f285" style:font-name-complex="Arial"/>
    </style:style>
    <style:style style:name="T20" style:family="text">
      <style:text-properties style:text-underline-style="solid" style:text-underline-width="auto" style:text-underline-color="font-color" officeooo:rsid="0024ef65" style:font-name-complex="Arial"/>
    </style:style>
    <style:style style:name="T21" style:family="text">
      <style:text-properties style:use-window-font-color="true" fo:font-style="normal" style:text-underline-style="solid" style:text-underline-width="auto" style:text-underline-color="font-color" fo:font-weight="normal" officeooo:rsid="0024ef65" style:font-style-asian="normal" style:font-weight-asian="normal" style:font-name-complex="Arial"/>
    </style:style>
    <style:style style:name="T22" style:family="text">
      <style:text-properties style:use-window-font-color="true" fo:font-style="normal" style:text-underline-style="solid" style:text-underline-width="auto" style:text-underline-color="font-color" fo:font-weight="normal" officeooo:rsid="0024ef65" style:font-style-asian="normal" style:font-weight-asian="normal" style:font-name-complex="Arial" style:font-weight-complex="normal"/>
    </style:style>
    <style:style style:name="T23" style:family="text">
      <style:text-properties style:use-window-font-color="true" officeooo:rsid="0024ef65" style:font-name-complex="Arial"/>
    </style:style>
    <style:style style:name="T24" style:family="text">
      <style:text-properties style:use-window-font-color="true" style:font-name="Arial" fo:font-size="10pt" fo:language="fr" fo:country="FR" style:text-underline-style="solid" style:text-underline-width="auto" style:text-underline-color="font-color" fo:font-weight="bold" fo:background-color="transparent" loext:char-shading-value="0" style:font-size-asian="10pt" style:font-size-complex="10pt"/>
    </style:style>
    <style:style style:name="T25" style:family="text">
      <style:text-properties style:use-window-font-color="true" style:font-name="Arial" fo:font-size="10pt" fo:language="fr" fo:country="FR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26" style:family="text">
      <style:text-properties style:use-window-font-color="true" style:font-name="Arial" fo:font-size="10pt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27" style:family="text">
      <style:text-properties style:use-window-font-color="true" officeooo:rsid="0032d9c9" fo:background-color="transparent" loext:char-shading-value="0"/>
    </style:style>
    <style:style style:name="T28" style:family="text">
      <style:text-properties style:use-window-font-color="true" style:text-underline-style="none" officeooo:rsid="0016c3f7" fo:background-color="transparent" loext:char-shading-value="0"/>
    </style:style>
    <style:style style:name="T29" style:family="text">
      <style:text-properties style:use-window-font-color="true" fo:font-weight="bold" officeooo:rsid="00257375" fo:background-color="transparent" loext:char-shading-value="0" style:font-weight-asian="bold" style:font-name-complex="Arial" style:font-weight-complex="bold"/>
    </style:style>
    <style:style style:name="T30" style:family="text">
      <style:text-properties style:use-window-font-color="true" fo:font-weight="bold" officeooo:rsid="00230ea8" fo:background-color="transparent" loext:char-shading-value="0" style:font-weight-asian="bold" style:font-name-complex="Arial" style:font-weight-complex="bold"/>
    </style:style>
    <style:style style:name="T31" style:family="text">
      <style:text-properties style:use-window-font-color="true" fo:font-weight="bold" officeooo:rsid="0054f3cf" fo:background-color="transparent" loext:char-shading-value="0" style:font-weight-asian="bold" style:font-name-complex="Arial" style:font-weight-complex="bold"/>
    </style:style>
    <style:style style:name="T32" style:family="text">
      <style:text-properties style:use-window-font-color="true" fo:font-weight="bold" officeooo:rsid="0055c485" fo:background-color="transparent" loext:char-shading-value="0" style:font-weight-asian="bold" style:font-name-complex="Arial" style:font-weight-complex="bold"/>
    </style:style>
    <style:style style:name="T33" style:family="text">
      <style:text-properties officeooo:rsid="0016c3f7"/>
    </style:style>
    <style:style style:name="T34" style:family="text">
      <style:text-properties fo:color="#ff3333" fo:language="fr" fo:country="FR" officeooo:rsid="002d6398" fo:background-color="#ffff00" loext:char-shading-value="0"/>
    </style:style>
    <style:style style:name="T35" style:family="text">
      <style:text-properties fo:color="#ff3333" style:text-underline-style="none" officeooo:rsid="0032d9c9" fo:background-color="#ffff00" loext:char-shading-value="0"/>
    </style:style>
    <style:style style:name="T36" style:family="text">
      <style:text-properties fo:color="#ff3333" officeooo:rsid="0032d9c9" fo:background-color="#ffff00" loext:char-shading-value="0"/>
    </style:style>
    <style:style style:name="T37" style:family="text">
      <style:text-properties officeooo:rsid="00186935"/>
    </style:style>
    <style:style style:name="T38" style:family="text">
      <style:text-properties officeooo:rsid="0018a05b"/>
    </style:style>
    <style:style style:name="T39" style:family="text">
      <style:text-properties fo:background-color="transparent" loext:char-shading-value="0"/>
    </style:style>
    <style:style style:name="T40" style:family="text">
      <style:text-properties officeooo:rsid="0032d9c9" fo:background-color="transparent" loext:char-shading-value="0"/>
    </style:style>
    <style:style style:name="T41" style:family="text">
      <style:text-properties officeooo:rsid="003ef27d" fo:background-color="transparent" loext:char-shading-value="0"/>
    </style:style>
    <style:style style:name="T42" style:family="text">
      <style:text-properties fo:language="fr" fo:country="FR"/>
    </style:style>
    <style:style style:name="T43" style:family="text">
      <style:text-properties fo:language="fr" fo:country="FR" style:text-underline-style="solid" style:text-underline-width="auto" style:text-underline-color="font-color"/>
    </style:style>
    <style:style style:name="T44" style:family="text">
      <style:text-properties fo:language="fr" fo:country="FR" fo:font-style="normal" style:text-underline-style="none" fo:font-weight="bold" style:font-style-asian="normal" style:font-weight-asian="bold" style:font-style-complex="normal" style:font-weight-complex="bold"/>
    </style:style>
    <style:style style:name="T45" style:family="text">
      <style:text-properties fo:language="fr" fo:country="FR" fo:font-weight="normal" style:font-weight-asian="normal" style:font-weight-complex="normal"/>
    </style:style>
    <style:style style:name="T46" style:family="text">
      <style:text-properties fo:language="fr" fo:country="FR" fo:font-weight="normal" officeooo:rsid="003ef27d" style:font-weight-asian="normal" style:font-weight-complex="normal"/>
    </style:style>
    <style:style style:name="T47" style:family="text">
      <style:text-properties style:text-position="super 58%"/>
    </style:style>
    <style:style style:name="T48" style:family="text">
      <style:text-properties fo:color="#111111" style:font-name-complex="Arial"/>
    </style:style>
    <style:style style:name="T49" style:family="text">
      <style:text-properties fo:color="#111111" officeooo:rsid="001f4b30" style:font-name-complex="Arial"/>
    </style:style>
    <style:style style:name="T50" style:family="text">
      <style:text-properties fo:color="#111111" officeooo:rsid="0024ef65" style:font-name-complex="Arial"/>
    </style:style>
    <style:style style:name="T51" style:family="text">
      <style:text-properties fo:color="#111111" officeooo:rsid="002d6398" style:font-name-complex="Arial"/>
    </style:style>
    <style:style style:name="T52" style:family="text">
      <style:text-properties fo:color="#111111" officeooo:rsid="003ef27d" style:font-name-complex="Arial"/>
    </style:style>
    <style:style style:name="T53" style:family="text">
      <style:text-properties style:text-underline-style="none" officeooo:rsid="0016c3f7"/>
    </style:style>
    <style:style style:name="T54" style:family="text">
      <style:text-properties fo:text-transform="uppercase"/>
    </style:style>
    <style:style style:name="T55" style:family="text">
      <style:text-properties fo:text-transform="uppercase" officeooo:rsid="0016c3f7"/>
    </style:style>
    <style:style style:name="T56" style:family="text">
      <style:text-properties fo:text-transform="uppercase" officeooo:rsid="003ef27d"/>
    </style:style>
    <style:style style:name="T57" style:family="text">
      <style:text-properties fo:color="#ce181e" officeooo:rsid="0032d9c9" fo:background-color="#ffff00" loext:char-shading-value="0"/>
    </style:style>
    <style:style style:name="T58" style:family="text">
      <style:text-properties fo:color="#ce181e" officeooo:rsid="003ef27d" fo:background-color="#fff200" loext:char-shading-value="0"/>
    </style:style>
    <style:style style:name="T59" style:family="text">
      <style:text-properties fo:color="#ce181e" fo:language="fr" fo:country="FR" fo:font-weight="normal" officeooo:rsid="003ef27d" fo:background-color="#fff200" loext:char-shading-value="0" style:font-weight-asian="normal" style:font-weight-complex="normal"/>
    </style:style>
    <style:style style:name="T60" style:family="text">
      <style:text-properties officeooo:rsid="003ef27d"/>
    </style:style>
    <style:style style:name="T61" style:family="text">
      <style:text-properties officeooo:rsid="004d36f0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3">COMMUNE</text:span> DE <text:span text:style-name="T54"><text:text-input text:description="">tool.getCityName()</text:text-input></text:span></text:p>
      <text:p text:style-name="P17"/>
      <text:p text:style-name="P12"/>
      <text:p text:style-name="P11"><text:span text:style-name="T54">Avis d'</text:span><text:span text:style-name="T55">ENQUÊTE PUBLIQUE<text:line-break/>PERMIS </text:span><text:span text:style-name="T56">INTÉGRÉ</text:span></text:p>
      <text:p text:style-name="P9"/>
      <text:p text:style-name="P10"/>
      <text:p text:style-name="P15">DÉCRET DU 05 FÉVRIER 2015</text:p>
      <text:p text:style-name="P15">RELATIF AUX IMPLANTATIONS COMMERCIALES</text:p>
      <text:p text:style-name="P1"/>
      <text:p text:style-name="P3"><text:span text:style-name="T49">C</text:span><text:span text:style-name="T48">oncerne : </text:span><text:span text:style-name="T51">Demande de permis </text:span><text:span text:style-name="T52">intégré</text:span><text:span text:style-name="T51">.</text:span></text:p>
      <text:p text:style-name="P8"/>
      <text:p text:style-name="P3"><text:span text:style-name="T50"><office:annotation><dc:creator>bleybaert</dc:creator><dc:date>2018-07-17T14:19:36</dc:date><loext:sender-initials>ble</loext:sender-initials><text:p text:style-name="P46"><text:span text:style-name="T62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4"><text:span text:style-name="T12"><office:annotation><dc:creator>bleybaert</dc:creator><dc:date>2018-07-17T14:20:01</dc:date><loext:sender-initials>ble</loext:sender-initials><text:p text:style-name="P46"><text:span text:style-name="T62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self.getPortionOutsText()</text:text-input>.</text:p>
      <text:p text:style-name="P19"/>
      <text:p text:style-name="P14"><text:span text:style-name="T37">L</text:span>e projet consiste en <text:text-input text:description="Nature des travaux">self.getLicenceSubject()</text:text-input><text:s/>et présente les caractéristiques suivantes :</text:p>
      <text:p text:style-name="P20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0"><text:span text:style-name="T19">Guide communal d'urbanisme</text:span><text:span text:style-name="T17">:</text:span><text:span text:style-name="T20"> </text:span><text:span text:style-name="T21"><text:text-input text:description="Bien-Parcelles">self.getValueForTemplate('township_guide')</text:text-input></text:span></text:p>
      <text:p text:style-name="P20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getValueForTemplate('SDC')</text:text-input></text:span><text:span text:style-name="T22"> </text:span></text:p>
      <text:p text:style-name="P24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6"><text:span text:style-name="T63">do text if "Guide Communal" in licence_helper.divergence</text:span></text:p></office:annotation></text:span><text:span text:style-name="T13">et s'écarte </text:span><text:span text:style-name="T29">du </text:span><text:span text:style-name="T31">Guide communal d'urbanisme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><text:span text:style-name="T13"><office:annotation><dc:creator>bleybaert</dc:creator><dc:date>2018-11-22T11:31:30.751517122</dc:date><loext:sender-initials>ble</loext:sender-initials><text:p text:style-name="P46"><text:span text:style-name="T63">do text if "urbanisation" in licence_helper.divergence</text:span></text:p></office:annotation></text:span><text:span text:style-name="T13">et s'écarte </text:span><text:span text:style-name="T29">du </text:span><text:span text:style-name="T32">permis d'urbanisation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3"/>
      <text:p text:style-name="P18"/>
      <table:table table:name="Tableau2" table:style-name="Tableau2">
        <table:table-column table:style-name="Tableau2.A" table:number-columns-repeated="4"/>
        <table:table-row table:style-name="Tableau2.1">
          <table:table-cell table:style-name="Tableau2.A1" office:value-type="string">
            <text:h text:style-name="P44" text:outline-level="4">Date d’affichage</text:h>
            <text:h text:style-name="P44" text:outline-level="4">de la demande</text:h>
          </table:table-cell>
          <table:table-cell table:style-name="Tableau2.A1" office:value-type="string">
            <text:h text:style-name="P44" text:outline-level="4">Date d’ouverture</text:h>
            <text:h text:style-name="P44" text:outline-level="4">de l’enquête</text:h>
          </table:table-cell>
          <table:table-cell table:style-name="Tableau2.A1" office:value-type="string">
            <text:h text:style-name="P45" text:outline-level="4">Lieu et date </text:h>
            <text:h text:style-name="P45" text:outline-level="4">de clôture de l’enquête</text:h>
          </table:table-cell>
          <table:table-cell table:style-name="Tableau2.D1" office:value-type="string">
            <text:p text:style-name="P31">Les observations écrites</text:p>
            <text:p text:style-name="P31">peuvent être adressées :</text:p>
          </table:table-cell>
        </table:table-row>
        <table:table-row table:style-name="Tableau2.2">
          <table:table-cell table:style-name="Tableau2.A1" office:value-type="string">
            <text:p text:style-name="P32"><text:span text:style-name="T39">Le </text:span><text:span text:style-name="T2"><text:text-input text:description="Date début d'enquête">event_view.display_date('displayDate')</text:text-input></text:span></text:p>
          </table:table-cell>
          <table:table-cell table:style-name="Tableau2.A1" office:value-type="string">
            <text:p text:style-name="P32">Le <text:span text:style-name="T3"><text:text-input text:description="Date début d'enquête">event_view.display_date('investigationStart')</text:text-input></text:span></text:p>
          </table:table-cell>
          <table:table-cell table:style-name="Tableau2.A1" office:value-type="string">
            <text:p text:style-name="P33"><text:span text:style-name="T43">Lieu</text:span><text:span text:style-name="T16"> </text:span><text:span text:style-name="T42">: </text:span><text:span text:style-name="T34">ADRESSE</text:span></text:p>
            <text:p text:style-name="P32"><text:span text:style-name="T43">Date de clôture :</text:span><text:span text:style-name="T44"> </text:span><text:span text:style-name="T44"><text:text-input text:description="Date début d'enquête">event_view.display_date('investigationEnd')</text:text-input></text:span></text:p>
            <text:p text:style-name="P25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EndSDate.strftime("%H heures %M")</text:text-input></text:span></text:p>
          </table:table-cell>
          <table:table-cell table:style-name="Tableau2.D1" office:value-type="string">
            <text:p text:style-name="P28">Par courrier ordinaire :</text:p>
            <text:p text:style-name="P26">ADRESSE</text:p>
            <text:p text:style-name="P26"/>
            <text:p text:style-name="P29">ou</text:p>
            <text:p text:style-name="P29"/>
            <text:p text:style-name="P30"><text:span text:style-name="T24">Par courrier électronique</text:span><text:span text:style-name="T26"> </text:span><text:span text:style-name="T25">:</text:span></text:p>
            <text:p text:style-name="P27">EMAIL</text:p>
          </table:table-cell>
        </table:table-row>
      </table:table>
      <text:p text:style-name="P36"/>
      <text:p text:style-name="P35">Madame, Monsieur,</text:p>
      <text:p text:style-name="P42"/>
      <text:p text:style-name="P39">Le Bourgmestre,</text:p>
      <text:p text:style-name="P39"/>
      <text:p text:style-name="P39"><text:span text:style-name="T39">Porte à la connaissance du public que l’autorité compétente pour statuer sur la présente demande de permis </text:span><text:span text:style-name="T41">intégré</text:span><text:span text:style-name="T39"> est le </text:span><text:span text:style-name="T40">C</text:span><text:span text:style-name="T39">ollège </text:span><text:span text:style-name="T40">C</text:span><text:span text:style-name="T39">ommunal.</text:span></text:p>
      <text:p text:style-name="P39"/>
      <text:p text:style-name="P39">L’enquête publique <text:span text:style-name="T39">est orga</text:span>nisée selon les modalités prévues par les articles D.29-7 à D.29-19 et R.41-6 du livre 1<text:span text:style-name="T47">er</text:span> du code de l’environnement.</text:p>
      <text:p text:style-name="P39"/>
      <text:p text:style-name="P40">Le dossier peut être consulté, durant la période d'enquête, à l'adresse suivante : <text:span text:style-name="T57">ADRESSE</text:span><text:span text:style-name="T27">.</text:span></text:p>
      <text:p text:style-name="P43">- les jours ouvrables soit du lundi au vendredi de 8h30 à 12h00 ;</text:p>
      <text:p text:style-name="P43">- les <text:text-input text:description="Date permanence">tool.formatDate(urbanEventObj.getClaimsDate())</text:text-input>, … / … / … jusqu'à 20 heures.</text:p>
      <text:p text:style-name="P43"/>
      <text:p text:style-name="P41"><text:soft-page-break/><text:span text:style-name="T53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40"/>
      <text:p text:style-name="P38">Des explications techniques peuvent être obtenues auprès des Fonctionnaires technique, délégué <text:span text:style-name="T60">et des implantations commerciales</text:span> du Service Public de Wallonie, <text:span text:style-name="T36">ADRESSE</text:span> / <text:span text:style-name="T58">NUM TEL </text:span>ou auprès du demandeur : <text:span text:style-name="T45"><text:text-input text:description="Demandeurs">self.getApplicantsSignaletic(withaddress=True)</text:text-input></text:span><text:span text:style-name="T45"><text:s/></text:span><text:span text:style-name="T46">(</text:span><text:span text:style-name="T59">TEL</text:span><text:span text:style-name="T46">)</text:span>.</text:p>
      <text:p text:style-name="P37"/>
      <text:p text:style-name="P34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5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6"><office:annotation><dc:creator>bleybaert</dc:creator><dc:date>2018-07-18T09:41:44</dc:date><loext:sender-initials>ble</loext:sender-initials><text:p text:style-name="P46"><text:span text:style-name="T62">do text</text:span></text:p><text:p text:style-name="P46"><text:span text:style-name="T62">from document(at=signatures, format='odt')</text:span></text:p></office:annotation>Import signatures.<text:span text:style-name="T61">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Rubik" svg:font-family="Rubik"/>
    <style:font-face style:name="StarSymbol" svg:font-family="Star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1" fo:font-family="'Times New Roman'" style:font-family-generic="roman" fo:font-size="12pt" style:font-size-asian="12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9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22T11:37:23.466619627</dc:date>
    <dc:language>fr-FR</dc:language>
    <meta:editing-cycles>164</meta:editing-cycles>
    <meta:editing-duration>P1DT13H38M46S</meta:editing-duration>
    <dc:creator>bleybaert</dc:creator>
    <meta:document-statistic meta:table-count="1" meta:image-count="0" meta:object-count="0" meta:page-count="2" meta:paragraph-count="45" meta:word-count="371" meta:character-count="2620" meta:non-whitespace-character-count="2338"/>
    <meta:user-defined meta:name="Info 1"/>
    <meta:user-defined meta:name="Info 2"/>
    <meta:user-defined meta:name="Info 3"/>
    <meta:user-defined meta:name="Info 4"/>
  </office:meta>
</office:document-meta>
</file>